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Preformatted_20_Text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LISTEN</text:p>
      <text:p text:style-name="P3"><text:a xlink:type="simple" xlink:href="../DungeonCraftHelp.html">DungeonCraft Help Home</text:a></text:p>
      <text:p text:style-name="P2"><text:s text:c="3"/>$LISTEN()</text:p>
      <text:p text:style-name="P3">Adds "You Say:" in the text area at the bottom of the screen and waits for the player to type a message and press the carriage-return.</text:p>
      <text:p text:style-name="P3">Return Value: <text:s/>The text entered by the player. <text:s/>A lone carriage-return results in an empty string. <text:s/>The text is also saved for later access using $LISTENTEXT().</text:p>
      <text:p text:style-name="P3">Example:</text:p>
      <text:p text:style-name="Preformatted_20_Text">$SAY ("Please name your favorite food");<text:line-break/>$WHILE ($NOT ($LISTEN()))<text:line-break/>{<text:line-break/> <text:s/>$SAY ("I insist on knowing!");<text:line-break/>};<text:line-break/>$SAY("I like "+$LISTENTEXT()+", too.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59:21.67</meta:creation-date>
    <meta:generator>OpenOffice.org/3.2$Win32 OpenOffice.org_project/320m12$Build-9483</meta:generator>
    <dc:date>2010-05-09T17:18:03.52</dc:date>
    <dc:creator>Paul Stevens</dc:creator>
    <meta:editing-duration>PT00H03M36S</meta:editing-duration>
    <meta:editing-cycles>2</meta:editing-cycles>
    <meta:document-statistic meta:table-count="0" meta:image-count="0" meta:object-count="0" meta:page-count="1" meta:paragraph-count="7" meta:word-count="79" meta:character-count="492"/>
  </office:meta>
</office:document-meta>
</file>